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02cm solid #000000" fo:border-right="none" fo:border-top="0.002cm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Members.A2" style:family="table-cell">
      <style:table-cell-properties fo:padding="0.097cm" fo:border-left="0.002cm solid #000000" fo:border-right="none" fo:border-top="none" fo:border-bottom="0.002cm solid #000000"/>
    </style:style>
    <style:style style:name="Member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16pt" fo:font-weight="bold" style:font-size-asian="14pt" style:font-size-complex="14pt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use-window-font-color="true" style:font-name="Arial" fo:font-size="11pt"/>
    </style:style>
    <style:style style:name="P4" style:family="paragraph" style:parent-style-name="Text_20_body">
      <style:text-properties style:use-window-font-color="true" style:font-name="Arial" fo:font-size="11pt" fo:font-weight="bold" style:font-weight-asian="bold" style:font-weight-complex="bold"/>
    </style:style>
    <style:style style:name="P5" style:family="paragraph" style:parent-style-name="Text_20_body">
      <style:text-properties fo:color="#800000" style:font-name="Arial" fo:font-size="11pt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weight="bold" style:font-weight-asian="bold" style:font-weight-complex="bold"/>
    </style:style>
    <style:style style:name="P8" style:family="paragraph" style:parent-style-name="Text_20_body">
      <style:text-properties style:use-window-font-color="true" style:font-name="Arial" fo:font-size="11pt"/>
    </style:style>
    <style:style style:name="P9" style:family="paragraph" style:parent-style-name="Text_20_body">
      <style:paragraph-properties fo:break-before="page"/>
      <style:text-properties style:use-window-font-color="true" style:font-name="Arial" fo:font-size="11pt"/>
    </style:style>
    <style:style style:name="T1" style:family="text">
      <style:text-properties fo:font-weight="bold"/>
    </style:style>
    <style:style style:name="T2" style:family="text">
      <style:text-properties fo:color="#800000" fo:font-size="11pt"/>
    </style:style>
    <style:style style:name="T3" style:family="text">
      <style:text-properties style:use-window-font-color="true" fo:font-size="11pt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TBS demo</text:p>
      <text:p text:style-name="P2">Hello <text:span text:style-name="T1">[onshow.yourname]</text:span>,</text:p>
      <text:p text:style-name="P2">This is a demo of the OpenTBS plugin.<text:line-break/>The current document has been generated at [onshow..now;frm=’yyyy-mm-dd hh:nn:ss’]<text:line-break/>PHP version: [onshow..cst.PHP_VERSION]<text:line-break/>TBS version: [onshow..version]</text:p>
      <text:p text:style-name="P2"><text:span text:style-name="T2"><text:line-break/><text:line-break/></text:span><text:span text:style-name="T3">Example #1: merging data with an OpenOffice table</text:span></text:p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7">First Name</text:p>
            </table:table-cell>
            <table:table-cell table:style-name="Members.A1" office:value-type="string">
              <text:p text:style-name="P7">Name</text:p>
            </table:table-cell>
            <table:table-cell table:style-name="Members.C1" office:value-type="string">
              <text:p text:style-name="P7">Membership number</text:p>
            </table:table-cell>
          </table:table-row>
        </table:table-header-rows>
        <table:table-row>
          <table:table-cell table:style-name="Members.A2" office:value-type="string">
            <text:p text:style-name="P6">[a.firstname;block=table:table-row]</text:p>
          </table:table-cell>
          <table:table-cell table:style-name="Members.A2" office:value-type="string">
            <text:p text:style-name="P6">[a.name]</text:p>
          </table:table-cell>
          <table:table-cell table:style-name="Members.C2" office:value-type="string">
            <text:p text:style-name="P6">[a.number]</text:p>
          </table:table-cell>
        </table:table-row>
      </table:table>
      <text:p text:style-name="P3"/>
      <text:p text:style-name="P4">Example #2: merging data with OpenOffice pages</text:p>
      <text:p text:style-name="P5">The first page is necessary to have a page-break somewhere in the model. Nevertheless, it can be deleted if you have only one paragraph in the first page, and if you <text:s/>put the following TBS tag in it: <text:s/>[onshow;block=text:p;when 0=1]</text:p>
      <text:p text:style-name="P3"/>
      <text:p text:style-name="P3">[b;block=begin;comm=text:p] (put this tag in a separate paragraph)</text:p>
      <text:p text:style-name="P9">Hello [b.firstname] [b. name], your membership number is [b.number].</text:p>
      <text:p text:style-name="P3"/>
      <text:p text:style-name="P3">[b;block=end;comm=text:p] <text:span text:style-name="T4">(put this tag in a separate paragraph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10-28T22:36:31</meta:creation-date>
    <dc:date>2010-01-18T12:10:11</dc:date>
    <meta:editing-cycles>26</meta:editing-cycles>
    <meta:editing-duration>PT00H19M14S</meta:editing-duration>
    <dc:creator>Vincent </dc:creator>
    <meta:document-statistic meta:table-count="1" meta:image-count="0" meta:object-count="0" meta:page-count="2" meta:paragraph-count="15" meta:word-count="115" meta:character-count="836"/>
    <meta:user-defined meta:name="Info 1"/>
    <meta:user-defined meta:name="Info 2"/>
    <meta:user-defined meta:name="Info 3"/>
    <meta:user-defined meta:name="Info 4"/>
  </office:meta>
</office:document-meta>
</file>